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office:automatic-styles>
  <office:body>
    <office:text text:use-soft-page-breaks="true">
      <text:h text:style-name="P1" text:outline-level="1">Assembly Tutorial, Lesson 11: Intro to Graphics</text:h>
      <text:p text:style-name="Normal">[Title Slide]</text:p>
      <text:p text:style-name="Normal">Hi, there! This is Matt Heffernan. Welcome back to my channel. This is the eleven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text:s/>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text:s/>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3">[cut to slide 3<text:s/>–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text:s/>exactly fast, while in assembly we can do this much more efficiently by quickly loading bitmap data to addresses that can be defined as constants. And then we can print them using constants for their character codes, just as we did with the fixed graphics<text:s/>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You can see how we now have the ability to use constants for the character code and<text:s/>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p text:style-name="P4">[cut to slide 6 – direct<text:s/>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text:s/>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text:s/>left corner of the display area. But these bits aren’t in their natural order. [build] To get the address of a pixel in screen RAM, the upper three bits of the high byte are fixed at 010, as the screen RAM begins as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text:s/>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text:s/>on the current line. Of course, if the address is already referencing the end of a line, an increment will corrupt the address, jumping ahead to the beginning of a line that’s 8 lines lower. That’s an effect that will definitely be familiar for old Speccy<text:s/>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5"/>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text:s/>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text:s/>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text:s/>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text:s/>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text:s/>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text:s/>pixels programmatically. At run time, we’ll be able to see this beautiful picture. But first, let’s go to the code.</text:p>
      <text:p text:style-name="P6"/>
      <text:p text:style-name="Normal">[cut to Atom, graphics.asm zoomed to 25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text:s/>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text:s/>know how much data to write to the UDG RAM.</text:p>
      <text:p text:style-name="Normal">Then we have our banner, which is just a long string of character codes to print. As you can see, there is a mix of control codes, numerical arguments, string literals, UDG codes and Fixed Graphics codes. You can<text:s/>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text:s/>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text:s/>one, as we saw in the code, has the top of the “L” and half of the dot over the “I”. The hashlines are there to better show where the tile divisions are, but for more clarity, let’s add the constants we are using in the code. [build] Now we can see all 10<text:s/>UDG characters identified, and that we need a row of 5 tiles on the second line, then two more on the third line. Now let’s go back to the banner data and see how we put that in.</text:p>
      <text:p text:style-name="Normal"/>
      <text:p text:style-name="P7">[cut back to Atom]</text:p>
      <text:p text:style-name="Normal">So, after that first row of UDGs and a couple spaces, we<text:s/>start setting up some new attributes. We <text:s/>turn brightness off then change the paper color to red, identified by number 2. Then we print out a whole bunch of spaces to make a big slab of solid dark red. Then an ENTER will take us to the next line. We reset<text:s/>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text:s/>Then below that we can list out the graphics character index values for each tile so that we know what to print out.<text:s/>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text:s/>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cut to GIMP]</text:p>
      <text:p text:style-name="Normal">GIMP lets you set up a custom indexed palette for your image, so for the Spectrum we want to mimic what the attributes allow.<text:s/></text:p>
      <text:p text:style-name="Normal"/>
      <text:p text:style-name="Normal">We’ll deploy this code by generating a snapshot named “rom.sna”, and to do this, we have a<text:s/>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text:s/>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text:s/>episode comes out, and please like this video if you learned anything and let YouTube know that you want to see more tutorials like this. If you can’t wait for the next episode to go public, join our Patreon community and see my videos ad-free as soon as<text:s/>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4-06T21:30:00Z</dc:date>
    <meta:template xlink:href="Normal.dotm" xlink:type="simple"/>
    <meta:editing-cycles>32</meta:editing-cycles>
    <meta:editing-duration>PT27960S</meta:editing-duration>
    <meta:document-statistic meta:page-count="1" meta:paragraph-count="43" meta:word-count="3285" meta:character-count="21969" meta:row-count="156" meta:non-whitespace-character-count="18727"/>
  </office:meta>
</office:document-meta>
</file>